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00000028021A1CBE49E8BD62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4.18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style:min-row-height="3.2118in" fo:keep-together="auto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text-properties style:font-name="Arial" fo:font-size="12pt" style:rfc-language-tag="es-419" fo:language="es" style:font-size-asian="12pt" style:font-name-complex="Arial1" style:font-size-complex="12pt"/>
    </style:style>
    <style:style style:name="P3" style:family="paragraph" style:parent-style-name="Standard">
      <style:text-properties style:font-name="Arial" fo:font-size="12pt" style:rfc-language-tag="es-419" fo:language="es" fo:font-weight="bold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" fo:font-size="12pt" style:rfc-language-tag="es-419" fo:language="es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style:rfc-language-tag="es-419" fo:language="es" style:font-size-asian="12pt" style:font-name-complex="Arial1" style:font-size-complex="12pt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2pt" style:rfc-language-tag="es-419" fo:language="es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rfc-language-tag="es-419" fo:language="es" style:font-size-asian="12pt" style:font-name-complex="Arial1" style:font-size-complex="12pt"/>
    </style:style>
    <style:style style:name="T3" style:family="text">
      <style:text-properties fo:color="#7f7f7f" style:font-name="Arial" fo:font-size="12pt" style:rfc-language-tag="es-419" fo:language="es" style:font-size-asian="12pt" style:font-name-complex="Arial1" style:font-size-complex="12pt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from-top" style:vertical-rel="page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Formato de solicitud para presentación de taller FLISOL - Cancún 2019</text:span></text:p>
      <text:p text:style-name="P1"><text:span text:style-name="T2">Si dominas una habilidad o tema, eres bienvenido a dar un taller breve, tú decides la duración del mismo y el número de personas. Se otorgará un espacio para la realización y llevarás a cabo la presentación de los temas que desees impartir.</text:span></text:p>
      <text:p text:style-name="Standard"><text:span text:style-name="T2">Son bienvenidos talleres de diferentes ramas, Arduino, programación entre muchas más.</text:span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text:span text:style-name="T1">Datos personales de contact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2">Nombre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2">e-mail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2">Teléfono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2">Sitio web</text:span></text:p>
          </table:table-cell>
          <table:table-cell table:style-name="Table1.A1" office:value-type="string">
            <text:p text:style-name="P4"><text:span text:style-name="T3">“no obligatorio”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Redes sociales</text:span></text:p>
          </table:table-cell>
          <table:table-cell table:style-name="Table1.A1" office:value-type="string">
            <text:p text:style-name="P4"><text:span text:style-name="T3">“no obligatorio”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"><text:span text:style-name="T1">Datos del taller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"><text:span text:style-name="T2">Nombre del taller</text:span></text:p>
          </table:table-cell>
          <table:table-cell table:style-name="Table2.A1" office:value-type="string">
            <text:p text:style-name="P4"><text:span text:style-name="T3">Indica el nombre del taller.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Objetivos del taller</text:span></text:p>
          </table:table-cell>
          <table:table-cell table:style-name="Table2.A1" office:value-type="string">
            <text:p text:style-name="P4"><text:span text:style-name="T3">Objetivo principal, ej. “Impulsar el conocimiento a través de la plataforma XYZ”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Palabras Claves</text:span></text:p>
          </table:table-cell>
          <table:table-cell table:style-name="Table2.A1" office:value-type="string">
            <text:p text:style-name="P4"><text:span text:style-name="T3">“Arduino, Android, IOS, Java. etc.”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Software y/o hardware utilizado</text:span></text:p>
          </table:table-cell>
          <table:table-cell table:style-name="Table2.A1" office:value-type="string">
            <text:p text:style-name="P4"><text:span text:style-name="T3">“Microcontroladores, GNU/Linux, Arduino, etc.”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1">Descripción del taller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Se recomienda realizar un breve resumen referente a la propuesta del taller, se sugiere sea de </text:span><text:span text:style-name="T1">al menos una cuartilla</text:span><text:span text:style-name="T2">, aunque no está limitada a la misma. </text:span></text:p>
            <text:p text:style-name="P7"/>
            <text:p text:style-name="P5"><text:span text:style-name="T2">Algunas preguntas útiles que apoyarán en la elaboración de este pequeño fragmento pueden ser: ¿De qué se trata mi taller?, ¿cuál es su alcance?, ¿qué impacto tiene en la sociedad?, ¿dónde aplica?, entre muchas otras.</text:span></text:p>
          </table:table-cell>
        </table:table-row>
        <table:table-row table:style-name="Table3.3">
          <table:table-cell table:style-name="Table3.A1" office:value-type="string">
            <text:p text:style-name="P7"/>
          </table:table-cell>
        </table:table-row>
      </table:table>
      <text:p text:style-name="P2"/>
      <text:p text:style-name="Standard"><text:soft-page-break/><text:span text:style-name="T2">Tenga en cuenta que se realizará un análisis tras las diferentes propuestas que sean enviadas para realizar la elección de las mismas, será informado si su taller es seleccionado y se le enviarán más indicaciones para seguir con el protocolo de selección, los organizadores agradecemos de corazón que usted busque participar en el evento. Grandes éxitos para u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from-top" style:vertical-rel="page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 23" text:anchor-type="char" svg:y="0.4063in" svg:width="0.6043in" svg:height="0.6043in" draw:z-index="1"><draw:image xlink:href="Pictures/10000000000002800000028021A1CBE49E8BD62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n González Martínez</meta:initial-creator>
    <dc:creator>Adan González Martínez</dc:creator>
    <meta:editing-cycles>10</meta:editing-cycles>
    <meta:creation-date>2019-01-02T21:13:00</meta:creation-date>
    <dc:date>2019-01-02T21:32:00</dc:date>
    <meta:editing-duration>PT3M</meta:editing-duration>
    <meta:generator>LibreOffice/6.1.4.2$Windows_X86_64 LibreOffice_project/9d0f32d1f0b509096fd65e0d4bec26ddd1938fd3</meta:generator>
    <meta:document-statistic meta:table-count="3" meta:image-count="1" meta:object-count="0" meta:page-count="2" meta:paragraph-count="24" meta:word-count="244" meta:character-count="1544" meta:non-whitespace-character-count="13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